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aseline_PI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tock unit ==PID TUNING==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faults to 220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:EEPROM Initializ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echo:SD card 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30.55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31.07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35.10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39.48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45.51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52.19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60.35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68.47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76.70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83.96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91.12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98.59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05.17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11.27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17.20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23.21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28.59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33.61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39.11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43.70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48.39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53.00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56.96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61.15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65.19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68.59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72.91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76.44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79.71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83.27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86.35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90.28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92.44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96.36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198.49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01.70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04.62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06.99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09.30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2.54 /220.00 @: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3.87 /220.00 @: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4.61 /220.00 @: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3.75 /220.00 @:1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2.85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3.91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4.49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6.88 /220.00 @: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8.39 /220.00 @: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20.13 /220.00 @: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8.75 /220.00 @: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9.58 /220.00 @: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8.44 /220.00 @:1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9.17 /220.00 @:1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20.40 /220.00 @: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20.04 /220.00 @: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9.11 /220.00 @:1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20.36 /220.00 @: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9.06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9.69 /220.00 @:1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8.59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20.63 /220.00 @: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21.25 /220.00 @: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9.69 /220.00 @:1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20.31 /220.00 @: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9.84 /220.00 @:1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20.36 /220.00 @: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20.04 /220.00 @: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18.70 /220.00 @: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20.94 /220.00 @: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: M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V: ok T:220.18 /220.00 @:85</text:p>
          </table:table-cell>
          <table:table-cell table:number-columns-repeated="16383"/>
        </table:table-row>
        <table:table-row table:number-rows-repeated="10484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rian</meta:initial-creator>
    <dc:creator>brian</dc:creator>
    <meta:creation-date>2021-11-21T20:57:20Z</meta:creation-date>
    <dc:date>2021-11-21T21:00:57Z</dc:date>
  </office:meta>
</office:document-meta>
</file>